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Heading_20_2" style:master-page-name="Standard">
      <loext:graphic-properties draw:fill="solid" draw:fill-color="#ffffff"/>
      <style:paragraph-properties fo:margin-top="0in" fo:margin-bottom="0.0555in" loext:contextual-spacing="false" fo:line-height="120%" fo:keep-together="auto" style:page-number="1" fo:background-color="#ffffff" fo:keep-with-next="auto"/>
    </style:style>
    <style:style style:name="T1" style:family="text">
      <style:text-properties fo:color="#455a64" fo:font-size="17pt" style:font-size-asian="17pt" style:font-size-complex="17pt"/>
    </style:style>
    <style:style style:name="T2" style:family="text">
      <style:text-properties fo:color="#212529" fo:font-size="11.5pt" style:font-size-asian="11.5pt" style:font-size-complex="11.5pt"/>
    </style:style>
    <style:style style:name="T3" style:family="text">
      <style:text-properties fo:color="#212529" fo:font-size="11.5pt" fo:font-style="italic" style:font-size-asian="11.5pt" style:font-style-asian="italic" style:font-size-complex="11.5pt"/>
    </style:style>
    <style:style style:name="T4" style:family="text">
      <style:text-properties fo:color="#212529" style:font-name="Courier New" fo:font-size="10pt" style:font-name-asian="Courier New1" style:font-size-asian="10pt" style:font-name-complex="Courier New1" style:font-size-complex="10pt"/>
    </style:style>
    <style:style style:name="T5" style:family="text">
      <style:text-properties fo:color="#e83e8c" style:font-name="Courier New" fo:font-size="10pt" style:font-name-asian="Courier New1" style:font-size-asian="10pt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hilzidddyr51"/><text:span text:style-name="T1">Problem Collatza</text:span></text:p>
      <text:p text:style-name="P2"><text:span text:style-name="T2">Ciąg dodatnich liczb całkowitych, w którym po parzystym </text:span><text:span text:style-name="T5">x</text:span><text:span text:style-name="T2"> następuje </text:span><text:span text:style-name="T5">x / 2</text:span><text:span text:style-name="T2"> a po nieparzystym </text:span><text:span text:style-name="T5">x</text:span><text:span text:style-name="T2"> jest </text:span><text:span text:style-name="T5">3 * x + 1</text:span><text:span text:style-name="T2">, nazywamy </text:span><text:span text:style-name="T3">ciągiem Collatza</text:span><text:span text:style-name="T2">. Nie wiadomo, czy istnieje wyraz początkowy, dla którego w ciągu Collatza nie ma </text:span><text:span text:style-name="T5">1</text:span><text:span text:style-name="T2">.</text:span></text:p>
      <text:p text:style-name="P2"><text:span text:style-name="T2">Napisz program, który czyta dwie liczby całkowite </text:span><text:span text:style-name="T5">a</text:span><text:span text:style-name="T2">, </text:span><text:span text:style-name="T5">b</text:span><text:span text:style-name="T2"> takie, że </text:span><text:span text:style-name="T5">0 &lt; a</text:span><text:span text:style-name="T2"> oraz </text:span><text:span text:style-name="T5">a &lt;= b</text:span><text:span text:style-name="T2">.</text:span></text:p>
      <text:list xml:id="list3992541656" text:style-name="WWNum1">
        <text:list-item>
          <text:p text:style-name="P3"><text:span text:style-name="T2">Jeżeli w przedziale od </text:span><text:span text:style-name="T5">a</text:span><text:span text:style-name="T2"> do </text:span><text:span text:style-name="T5">b</text:span><text:span text:style-name="T2"> jest wyraz początkowy ciągu Collatza wykraczającego poza zakres typu </text:span><text:span text:style-name="T5">int</text:span><text:span text:style-name="T2">, program pisze wiersz z najmniejszym takim wyrazem początkowym i znakiem zapytania.</text:span></text:p>
        </text:list-item>
        <text:list-item>
          <text:p text:style-name="P4"><text:span text:style-name="T2">W przeciwnym przypadku program pisze, dla jakiego wyrazu początkowego od </text:span><text:span text:style-name="T5">a</text:span><text:span text:style-name="T2"> do </text:span><text:span text:style-name="T5">b</text:span><text:span text:style-name="T2"> pierwsze wystąpienie </text:span><text:span text:style-name="T5">1</text:span><text:span text:style-name="T2"> w ciągu Collatza jest najpóźniej i na której jest ono pozycji. Obie liczby pisze w jednym wierszu, rozdzielone spacją. Pozycję w ciągu liczy od </text:span><text:span text:style-name="T5">0</text:span><text:span text:style-name="T2">.</text:span></text:p>
        </text:list-item>
      </text:list>
      <text:p text:style-name="P2"><text:span text:style-name="T2">Dla danych</text:span></text:p>
      <text:p text:style-name="Standard"><text:span text:style-name="T4">111111</text:span></text:p>
      <text:p text:style-name="P1"><text:span text:style-name="T4">122222</text:span></text:p>
      <text:p text:style-name="P2"><text:span text:style-name="T2">poprawny wynik to</text:span></text:p>
      <text:p text:style-name="P1"><text:span text:style-name="T4">113383?</text:span></text:p>
      <text:p text:style-name="P2"><text:span text:style-name="T2">Dla danych</text:span></text:p>
      <text:p text:style-name="Standard"><text:span text:style-name="T4">122222</text:span></text:p>
      <text:p text:style-name="P1"><text:span text:style-name="T4">133333</text:span></text:p>
      <text:p text:style-name="P2"><text:span text:style-name="T2">poprawny wynik to</text:span></text:p>
      <text:p text:style-name="P1"><text:span text:style-name="T4">129991 343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12529"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48" meta:character-count="850" meta:non-whitespace-character-count="719"/>
    <meta:generator>LibreOfficeDev/6.0.5.2$Linux_X86_64 LibreOffice_project/</meta:generator>
  </office:meta>
</office:document-meta>
</file>